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HG丸ｺﾞｼｯｸM-PRO" svg:font-family="HG丸ｺﾞｼｯｸM-PRO" style:font-pitch="variable"/>
    <style:font-face style:name="HGｺﾞｼｯｸE" svg:font-family="HGｺﾞｼｯｸE" style:font-pitch="variable"/>
    <style:font-face style:name="ＭＳ 明朝1" svg:font-family="'ＭＳ 明朝'" style:font-pitch="variable"/>
    <style:font-face style:name="ＭＳ 明朝" svg:font-family="'ＭＳ 明朝'" style:font-adornments="標準" style:font-pitch="variable"/>
    <style:font-face style:name="ＭＳ Ｐ明朝1" svg:font-family="'ＭＳ Ｐ明朝'" style:font-pitch="variable"/>
    <style:font-face style:name="Times New Roman" svg:font-family="'Times New Roman'" style:font-family-generic="roman" style:font-pitch="variable"/>
    <style:font-face style:name="Arial" svg:font-family="Arial" style:font-family-generic="swiss" style:font-pitch="variable"/>
    <style:font-face style:name="ＭＳ ゴシック" svg:font-family="'ＭＳ ゴシック'"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2.525cm" fo:margin-left="2.175cm" fo:margin-right="2.298cm" table:align="margins"/>
    </style:style>
    <style:style style:name="表1.A" style:family="table-column">
      <style:table-column-properties style:column-width="4.401cm" style:rel-column-width="2495*"/>
    </style:style>
    <style:style style:name="表1.B" style:family="table-column">
      <style:table-column-properties style:column-width="8.124cm" style:rel-column-width="4606*"/>
    </style:style>
    <style:style style:name="表1.1" style:family="table-row">
      <style:table-row-properties style:row-height="1cm"/>
    </style:style>
    <style:style style:name="表1.A1" style:family="table-cell">
      <style:table-cell-properties style:vertical-align="middle" fo:padding="0.097cm" fo:border-left="0.002cm solid #000000" fo:border-right="none" fo:border-top="0.002cm solid #000000" fo:border-bottom="0.002cm solid #000000"/>
    </style:style>
    <style:style style:name="表1.B1" style:family="table-cell">
      <style:table-cell-properties style:vertical-align="middle" fo:padding="0.097cm" fo:border="0.002cm solid #000000"/>
    </style:style>
    <style:style style:name="表1.A2" style:family="table-cell">
      <style:table-cell-properties style:vertical-align="middle" fo:padding="0.097cm" fo:border-left="0.002cm solid #000000" fo:border-right="none" fo:border-top="none" fo:border-bottom="0.002cm solid #000000"/>
    </style:style>
    <style:style style:name="表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0.5pt" style:font-name-asian="ＭＳ 明朝1" style:font-size-asian="10.5pt" style:font-size-complex="10.5pt"/>
    </style:style>
    <style:style style:name="P2" style:family="paragraph" style:parent-style-name="Standard">
      <style:paragraph-properties fo:text-align="center" style:justify-single-word="false"/>
      <style:text-properties fo:font-size="10.5pt" style:font-name-asian="ＭＳ 明朝1" style:font-size-asian="10.5pt" style:font-size-complex="10.5pt"/>
    </style:style>
    <style:style style:name="P3" style:family="paragraph" style:parent-style-name="Standard">
      <style:paragraph-properties>
        <style:tab-stops>
          <style:tab-stop style:position="2.517cm"/>
        </style:tab-stops>
      </style:paragraph-properties>
      <style:text-properties fo:font-size="10.5pt" style:font-name-asian="ＭＳ 明朝1" style:font-size-asian="10.5pt" style:font-size-complex="10.5pt"/>
    </style:style>
    <style:style style:name="P4" style:family="paragraph" style:parent-style-name="Standard">
      <style:text-properties style:font-name="HGｺﾞｼｯｸE" fo:font-size="10pt" style:font-name-asian="HGｺﾞｼｯｸE" style:font-size-asian="10pt" style:font-size-complex="10pt"/>
    </style:style>
    <style:style style:name="P5" style:family="paragraph" style:parent-style-name="Standard">
      <style:text-properties style:font-name="HG丸ｺﾞｼｯｸM-PRO" fo:font-size="18pt" style:font-name-asian="HG丸ｺﾞｼｯｸM-PRO" style:font-size-asian="18pt" style:font-size-complex="18pt"/>
    </style:style>
    <style:style style:name="P6" style:family="paragraph" style:parent-style-name="Table_20_Contents">
      <style:paragraph-properties fo:text-align="start" style:justify-single-word="false"/>
      <style:text-properties style:font-size-complex="10.5pt"/>
    </style:style>
    <style:style style:name="P7" style:family="paragraph" style:parent-style-name="Table_20_Contents">
      <style:paragraph-properties fo:text-align="center" style:justify-single-word="false"/>
      <style:text-properties style:font-size-complex="10.5pt"/>
    </style:style>
    <style:style style:name="P8" style:family="paragraph" style:parent-style-name="Standard">
      <style:text-properties fo:font-size="10.5pt" style:font-name-asian="ＭＳ 明朝1" style:font-size-asian="10.5pt" style:font-size-complex="10.5pt"/>
    </style:style>
    <style:style style:name="P9" style:family="paragraph" style:parent-style-name="Standard">
      <style:paragraph-properties>
        <style:tab-stops>
          <style:tab-stop style:position="2.517cm"/>
        </style:tab-stops>
      </style:paragraph-properties>
      <style:text-properties fo:font-size="10.5pt" style:font-name-asian="ＭＳ 明朝1" style:font-size-asian="10.5pt" style:font-size-complex="10.5pt"/>
    </style:style>
    <style:style style:name="P10" style:family="paragraph" style:parent-style-name="Standard">
      <style:paragraph-properties fo:text-align="end" style:justify-single-word="false"/>
      <style:text-properties fo:font-size="10.5pt" style:font-name-asian="ＭＳ 明朝1" style:font-size-asian="10.5pt" style:font-size-complex="10.5pt"/>
    </style:style>
    <style:style style:name="P11" style:family="paragraph" style:parent-style-name="Standard">
      <style:paragraph-properties fo:text-align="start" style:justify-single-word="false"/>
      <style:text-properties fo:font-size="10.5pt" style:font-name-asian="ＭＳ 明朝1" style:font-size-asian="10.5pt" style:font-size-complex="10.5pt"/>
    </style:style>
    <style:style style:name="P12" style:family="paragraph" style:parent-style-name="Standard">
      <style:paragraph-properties fo:text-align="center" style:justify-single-word="false"/>
      <style:text-properties style:font-name="ＭＳ ゴシック" fo:font-size="14pt" style:font-name-asian="ＭＳ ゴシック" style:font-size-asian="14pt" style:font-size-complex="14pt"/>
    </style:style>
    <style:style style:name="P13" style:family="paragraph" style:parent-style-name="Standard">
      <style:paragraph-properties fo:text-align="start" style:justify-single-word="false" fo:break-before="page"/>
      <style:text-properties fo:font-size="10.5pt" style:font-name-asian="ＭＳ 明朝1" style:font-size-asian="10.5pt" style:font-size-complex="10.5pt"/>
    </style:style>
    <style:style style:name="P14" style:family="paragraph">
      <style:paragraph-properties fo:margin-top="0cm" fo:margin-bottom="0cm" fo:line-height="100%" fo:text-align="center"/>
    </style:style>
    <style:style style:name="P15" style:family="paragraph">
      <style:paragraph-properties fo:margin-top="0cm" fo:margin-bottom="0cm" fo:line-height="100%" fo:text-align="center"/>
      <style:text-properties style:font-name-asian="HG丸ｺﾞｼｯｸM-PRO"/>
    </style:style>
    <style:style style:name="T1" style:family="text">
      <style:text-properties style:font-name-asian="HG丸ｺﾞｼｯｸM-PRO"/>
    </style:style>
    <style:style style:name="T2" style:family="text">
      <style:text-properties fo:font-size="18pt" style:font-name-asian="HG丸ｺﾞｼｯｸM-PRO" style:font-size-asian="18pt" style:font-size-complex="18pt"/>
    </style:style>
    <style:style style:name="gr1" style:family="graphic">
      <style:graphic-properties draw:stroke="solid" svg:stroke-width="0cm" svg:stroke-color="#000000" draw:marker-start-width="0.349cm" draw:marker-end-width="0.349cm" draw:stroke-linejoin="bevel" draw:fill="none" draw:fill-color="#ffffff" fo:min-height="1.59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0" draw:style-name="gr1" draw:text-style-name="P15" svg:width="2.386cm" svg:height="1.592cm" draw:transform="rotate (0.5235987755982) translate (12.7582083333333cm 0.146402777777778cm)"><draw:text-box><text:p text:style-name="P14"><text:span text:style-name="T1"/></text:p><text:p text:style-name="P14"><text:span text:style-name="T2">無料</text:span></text:p></draw:text-box></draw:frame><text:tab/>便利で、簡単！誰もが使えるOpenOffice.org</text:p>
      <text:p text:style-name="P5"><text:tab/>　OpenOffice.org講習会(入門編)</text:p>
      <text:p text:style-name="P1"/>
      <text:p text:style-name="P1">　パソコンで文書を作るとき、みなさんが使うオフィスソフトの代表格はMicrosoft社のOfficeですが、最近はこのオフィスソフトにも様々なものが出てきており、その中でも、無料で使えるオープンソースソフトウェアの「OpenOffice.org」への注目度が年々増しつつあります。</text:p>
      <text:p text:style-name="P1">　そこで、県内でOpenOffice.orgのサポートサービスを展開している株式会社マツケイに講師の協力を依頼し、OpenOffice.orgの使い方をわかりやすく伝える講習会を開催いたします。</text:p>
      <text:p text:style-name="P1"/>
      <text:p text:style-name="P1">　まず手始めに、文書を書く基本としてワープロソフトの「Writer」を中心とした内容で講習会を行い、今後、表計算ソフトの「Calc」やプレゼンテーションソフトの「Impress」の講習会を続けていくことを予定しています。</text:p>
      <text:p text:style-name="P1"/>
      <text:p text:style-name="P1">　下記の詳細をご参照頂き、ご希望の方がおられましたら別紙申し込み用紙に必要事項をご記入の上、電子メールにてお申し込み下さい。</text:p>
      <text:p text:style-name="P1"/>
      <text:p text:style-name="P1">　皆様のご参加をお待ちしております。</text:p>
      <text:p text:style-name="P1"/>
      <text:p text:style-name="P2">記</text:p>
      <text:p text:style-name="P1"/>
      <text:p text:style-name="P3">　日　時<text:tab/>第１回　平成２２年４月１４日（水）　１８：３０〜２０：００</text:p>
      <text:p text:style-name="P3"><text:tab/>第２回　平成２２年４月２１日（水）　１８：３０〜２０：００</text:p>
      <text:p text:style-name="P3"><text:tab/>＊参加された方は第１回と第２回の両方を受講頂く内容となっております。</text:p>
      <text:p text:style-name="P3">　場　所<text:tab/>松江テルサ別館２階　オープンソースラボ</text:p>
      <text:p text:style-name="P3">　内　容<text:tab/>「Writerの概要」</text:p>
      <text:p text:style-name="P3"><text:tab/>文字入力と装飾、段落設定、テンプレートの活用、ヘッダ・フッタの利用</text:p>
      <text:p text:style-name="P3"><text:tab/>表の扱い、スタイルの利用、文書の作成</text:p>
      <text:p text:style-name="P3">　対象者<text:tab/>パソコンの基本操作ができる方</text:p>
      <text:p text:style-name="P3">　参加費<text:tab/>無料</text:p>
      <text:p text:style-name="P3">　定　員<text:tab/>２０名</text:p>
      <text:p text:style-name="P3">　講　師<text:tab/>株式会社マツケイ　伊藤　葉子氏</text:p>
      <text:p text:style-name="P3">　主　催<text:tab/>しまねOSS協議会</text:p>
      <text:p text:style-name="P3">　その他<text:tab/>（１）ノートパソコンをお持ちの方は、当日ご持参下さい。お持ちでない方については、</text:p>
      <text:p text:style-name="P3"><text:tab/>　　　お貸しすることも可能です（数に限りがあるので、先着順となります）。</text:p>
      <text:p text:style-name="P3"><text:tab/>（２）本講習はOpenOffice.org3.1以上を対象としますので、ご持参頂くパソコンには</text:p>
      <text:p text:style-name="P3"><text:tab/>　　　あらかじめOpenOffice.org3.1以上のインストールをお願い致します。</text:p>
      <text:p text:style-name="P3"/>
      <text:p text:style-name="P3">　参加申込み先</text:p>
      <text:p text:style-name="P3"><text:tab/>しまねOSS協議会事務局　（株）ネットワーク応用通信研究所内</text:p>
      <text:p text:style-name="P3"><text:tab/>　メール　info@shimane-oss.org</text:p>
      <text:p text:style-name="P3"><text:tab/>　電　話　０８５２−２８−９２９８</text:p>
      <text:p text:style-name="P3"/>
      <text:p text:style-name="P10">以上</text:p>
      <text:p text:style-name="P11"/>
      <text:p text:style-name="P11"/>
      <text:p text:style-name="P13"/>
      <text:p text:style-name="P11">しまねOSS協議会　事務局　行き</text:p>
      <text:p text:style-name="P11"/>
      <text:p text:style-name="P11"/>
      <text:p text:style-name="P12">OpenOffice.org講習会(入門編)　参加申込書</text:p>
      <text:p text:style-name="P11"/>
      <text:p text:style-name="P11"/>
      <table:table table:name="表1" table:style-name="表1">
        <table:table-column table:style-name="表1.A"/>
        <table:table-column table:style-name="表1.B"/>
        <table:table-row table:style-name="表1.1">
          <table:table-cell table:style-name="表1.A1" office:value-type="string">
            <text:p text:style-name="P7">お名前</text:p>
          </table:table-cell>
          <table:table-cell table:style-name="表1.B1" office:value-type="string">
            <text:p text:style-name="P6"/>
          </table:table-cell>
        </table:table-row>
        <table:table-row table:style-name="表1.1">
          <table:table-cell table:style-name="表1.A2" office:value-type="string">
            <text:p text:style-name="P7">ご連絡先(電話番号)</text:p>
          </table:table-cell>
          <table:table-cell table:style-name="表1.B2" office:value-type="string">
            <text:p text:style-name="P6">　　　　　—　　　　　—　　　　　</text:p>
          </table:table-cell>
        </table:table-row>
        <table:table-row table:style-name="表1.1">
          <table:table-cell table:style-name="表1.A2" office:value-type="string">
            <text:p text:style-name="P7">メールアドレス</text:p>
          </table:table-cell>
          <table:table-cell table:style-name="表1.B2" office:value-type="string">
            <text:p text:style-name="P6"/>
          </table:table-cell>
        </table:table-row>
        <table:table-row table:style-name="表1.1">
          <table:table-cell table:style-name="表1.A2" office:value-type="string">
            <text:p text:style-name="P7">パソコン貸出</text:p>
          </table:table-cell>
          <table:table-cell table:style-name="表1.B2" office:value-type="string">
            <text:p text:style-name="P7">必要　　・　　不要</text:p>
          </table:table-cell>
        </table:table-row>
      </table:table>
      <text:p text:style-name="P11"/>
      <text:p text:style-name="P11"/>
      <text:p text:style-name="P11">＊　本講習会への申込書に記載された内容は、講習会の開催においてのみ使用し、</text:p>
      <text:p text:style-name="P11">　　それ以外の目的には一切使用致しません。</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HG丸ｺﾞｼｯｸM-PRO" svg:font-family="HG丸ｺﾞｼｯｸM-PRO" style:font-pitch="variable"/>
    <style:font-face style:name="HGｺﾞｼｯｸE" svg:font-family="HGｺﾞｼｯｸE" style:font-pitch="variable"/>
    <style:font-face style:name="ＭＳ 明朝1" svg:font-family="'ＭＳ 明朝'" style:font-pitch="variable"/>
    <style:font-face style:name="ＭＳ 明朝" svg:font-family="'ＭＳ 明朝'" style:font-adornments="標準" style:font-pitch="variable"/>
    <style:font-face style:name="ＭＳ Ｐ明朝1" svg:font-family="'ＭＳ Ｐ明朝'" style:font-pitch="variable"/>
    <style:font-face style:name="Times New Roman" svg:font-family="'Times New Roman'" style:font-family-generic="roman" style:font-pitch="variable"/>
    <style:font-face style:name="Arial" svg:font-family="Arial" style:font-family-generic="swiss" style:font-pitch="variable"/>
    <style:font-face style:name="ＭＳ ゴシック" svg:font-family="'ＭＳ ゴシック'"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ＭＳ 明朝" fo:font-size="10.5pt" style:font-name-asian="ＭＳ 明朝"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0T17:29:57</meta:creation-date>
    <dc:title>無題</dc:title>
    <meta:editing-duration>PT00H44M48S</meta:editing-duration>
    <meta:editing-cycles>4</meta:editing-cycles>
    <meta:generator>OpenOffice.org/3.2$Unix OpenOffice.org_project/320m12$Build-9483</meta:generator>
    <dc:date>2010-03-28T23:04:03</dc:date>
    <meta:document-statistic meta:table-count="1" meta:image-count="0" meta:object-count="0" meta:page-count="2" meta:paragraph-count="39" meta:word-count="452" meta:character-count="1152"/>
    <meta:template xlink:type="simple" xlink:actuate="onRequest" xlink:title="無題" xlink:href="../無題.ott" meta:date="2010-03-20T17:29:56"/>
  </office:meta>
</office:document-meta>
</file>